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0pt" officeooo:paragraph-rsid="00058f82" style:font-size-asian="10pt" style:font-size-complex="10pt"/>
    </style:style>
    <style:style style:name="P2" style:family="paragraph" style:parent-style-name="Standard">
      <style:text-properties style:font-name="Courier" fo:font-size="10pt" officeooo:paragraph-rsid="00065ed0" style:font-size-asian="10pt" style:font-size-complex="10pt"/>
    </style:style>
    <style:style style:name="T1" style:family="text">
      <style:text-properties officeooo:rsid="00058f82"/>
    </style:style>
    <style:style style:name="T2" style:family="text">
      <style:text-properties officeooo:rsid="00065e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g. 11. <text:s/>Dream of white-winged bird that flew across the ocean thru the air. <text:s/></text:span></text:p>
      <text:p text:style-name="P1"><text:span text:style-name="T1"/></text:p>
      <text:p text:style-name="P1"><text:span text:style-name="T1">Between datetime: Fri 1917-04-06 12:00:00 EST-0500, location: New York City and </text:span></text:p>
      <text:p text:style-name="P1"><text:span text:style-name="T1"><text:s text:c="8"/>datetime: Mon 1927-06-13 04:30:00 EST-0500, location: New York City</text:span></text:p>
      <text:p text:style-name="P1"><text:span text:style-name="T1"><text:s text:c="2"/>Diff calendar days: 3719 days, 16:30:00</text:span></text:p>
      <text:p text:style-name="P1"><text:span text:style-name="T1"><text:s text:c="2"/>Diff G.Moon: <text:s text:c="4"/>49012.302 <text:s text:c="3"/>or <text:s text:c="2"/>136 rev + <text:s/>52.302 deg</text:span></text:p>
      <text:p text:style-name="P1"><text:span text:style-name="T1"><text:s text:c="2"/>Diff G.MoSu: <text:s text:c="4"/>45347.244 <text:s text:c="3"/>or <text:s text:c="2"/>125 rev + 347.244 deg <text:s text:c="4"/>PhaseCountTotal: 3778.94, Phase (of max 30): 28.94</text:span></text:p>
      <text:p text:style-name="P1"><text:span text:style-name="T1"><text:s text:c="2"/>Diff G.Sun: <text:s text:c="6"/>3665.058 <text:s text:c="3"/>or <text:s text:c="3"/>10 rev + <text:s/>65.058 deg</text:span></text:p>
      <text:p text:style-name="P1"><text:span text:style-name="T1"><text:s text:c="2"/>Diff G.Mercury: <text:s text:c="2"/>3679.395 <text:s text:c="3"/>or <text:s text:c="3"/>10 rev + <text:s/>79.395 deg</text:span></text:p>
      <text:p text:style-name="P1"><text:span text:style-name="T1"><text:s text:c="2"/>Diff G.Venus: <text:s text:c="4"/>3714.437 <text:s text:c="3"/>or <text:s text:c="3"/>10 rev + 114.437 deg</text:span></text:p>
      <text:p text:style-name="P1"><text:span text:style-name="T1"><text:s text:c="2"/>Diff G.Mars: <text:s text:c="5"/>1915.686 <text:s text:c="3"/>or <text:s text:c="4"/>5 rev + 115.686 deg</text:span></text:p>
      <text:p text:style-name="P1"><text:span text:style-name="T1"><text:s text:c="2"/>Diff G.Jupiter: <text:s text:c="3"/>320.338 <text:s text:c="3"/>or <text:s text:c="4"/>0 rev + 320.338 deg</text:span></text:p>
      <text:p text:style-name="P1"><text:span text:style-name="T1"><text:s text:c="2"/>Diff G.Saturn: <text:s text:c="4"/>129.304 <text:s text:c="3"/>or <text:s text:c="4"/>0 rev + 129.304 deg</text:span></text:p>
      <text:p text:style-name="P1"><text:span text:style-name="T1"><text:s text:c="2"/>Diff G.TrueNorthNode: <text:s text:c="2"/>-917.317 <text:s text:c="3"/>or <text:s text:c="3"/>-3 rev + 162.683 deg</text:span></text:p>
      <text:p text:style-name="P1"><text:span text:style-name="T1"/></text:p>
      <text:p text:style-name="P1"><text:span text:style-name="T1"><text:s text:c="2"/>Diff H.Mercury: <text:s/>15253.664 <text:s text:c="3"/>or <text:s text:c="3"/>42 rev + 133.664 deg</text:span></text:p>
      <text:p text:style-name="P1"><text:span text:style-name="T1"><text:s text:c="2"/>Diff H.Venus: <text:s text:c="4"/>5960.960 <text:s text:c="3"/>or <text:s text:c="3"/>16 rev + 200.960 deg</text:span></text:p>
      <text:p text:style-name="P1"><text:span text:style-name="T1"><text:s text:c="2"/>Diff H.Earth: <text:s text:c="4"/>3665.058 <text:s text:c="3"/>or <text:s text:c="3"/>10 rev + <text:s/>65.058 deg</text:span></text:p>
      <text:p text:style-name="P1"><text:span text:style-name="T1"><text:s text:c="2"/>Diff H.Mars: <text:s text:c="5"/>1945.789 <text:s text:c="3"/>or <text:s text:c="4"/>5 rev + 145.789 deg</text:span></text:p>
      <text:p text:style-name="P1"><text:span text:style-name="T1"><text:s text:c="2"/>Diff H.Jupiter: <text:s text:c="3"/>303.988 <text:s text:c="3"/>or <text:s text:c="4"/>0 rev + 303.988 deg</text:span></text:p>
      <text:p text:style-name="P1"><text:span text:style-name="T1"><text:s text:c="2"/>Diff H.Saturn: <text:s text:c="4"/>124.853 <text:s text:c="3"/>or <text:s text:c="4"/>0 rev + 124.853 deg</text:span></text:p>
      <text:p text:style-name="P1"><text:span text:style-name="T1"/></text:p>
      <text:p text:style-name="P1"><text:span text:style-name="T1"/></text:p>
      <text:p text:style-name="P2"><text:span text:style-name="T2">For datetime: Fri 1917-04-06 12:00:00 EST-0500, location: New York City</text:span></text:p>
      <text:p text:style-name="P2"><text:span text:style-name="T2"><text:s text:c="2"/>G.Moon: <text:s text:c="6"/>186.267</text:span></text:p>
      <text:p text:style-name="P2"><text:span text:style-name="T2"><text:s text:c="2"/>G.MoSu: <text:s text:c="6"/>169.944 <text:s text:c="3"/>Phase (of max 30): 14.16</text:span></text:p>
      <text:p text:style-name="P2"><text:span text:style-name="T2"><text:s text:c="2"/>G.Sun: <text:s text:c="7"/>16.324</text:span></text:p>
      <text:p text:style-name="P2"><text:span text:style-name="T2"><text:s text:c="2"/>G.Mercury: <text:s text:c="3"/>24.900</text:span></text:p>
      <text:p text:style-name="P2"><text:span text:style-name="T2"><text:s text:c="2"/>G.Venus: <text:s text:c="5"/>11.226</text:span></text:p>
      <text:p text:style-name="P2"><text:span text:style-name="T2"><text:s text:c="2"/>G.Mars: <text:s text:c="6"/>8.515</text:span></text:p>
      <text:p text:style-name="P2"><text:span text:style-name="T2"><text:s text:c="2"/>G.Jupiter: <text:s text:c="3"/>40.569</text:span></text:p>
      <text:p text:style-name="P2"><text:span text:style-name="T2"><text:s text:c="2"/>G.Saturn: <text:s text:c="4"/>113.780</text:span></text:p>
      <text:p text:style-name="P2"><text:span text:style-name="T2"><text:s text:c="2"/>G.TrueNorthNode: 285.220</text:span></text:p>
      <text:p text:style-name="P2"><text:span text:style-name="T2"/></text:p>
      <text:p text:style-name="P2"><text:span text:style-name="T2"><text:s text:c="2"/>H.Mercury: <text:s text:c="3"/>53.532</text:span></text:p>
      <text:p text:style-name="P2"><text:span text:style-name="T2"><text:s text:c="2"/>H.Venus: <text:s text:c="5"/>4.181</text:span></text:p>
      <text:p text:style-name="P2"><text:span text:style-name="T2"><text:s text:c="2"/>H.Earth: <text:s text:c="5"/>196.324</text:span></text:p>
      <text:p text:style-name="P2"><text:span text:style-name="T2"><text:s text:c="2"/>H.Mars: <text:s text:c="6"/>2.922</text:span></text:p>
      <text:p text:style-name="P2"><text:span text:style-name="T2"><text:s text:c="2"/>H.Jupiter: <text:s text:c="3"/>45.297</text:span></text:p>
      <text:p text:style-name="P2"><text:span text:style-name="T2"><text:s text:c="2"/>H.Saturn: <text:s text:c="4"/>120.060</text:span></text:p>
      <text:p text:style-name="P2"><text:span text:style-name="T2"><text:s text:c="2"/>H.MeVe: <text:s text:c="6"/>49.352</text:span></text:p>
      <text:p text:style-name="P2"><text:span text:style-name="T2"><text:s text:c="2"/>H.MeEa: <text:s text:c="6"/>217.209</text:span></text:p>
      <text:p text:style-name="P2"><text:span text:style-name="T2"><text:s text:c="2"/>H.MeMa: <text:s text:c="6"/>50.610</text:span></text:p>
      <text:p text:style-name="P2"><text:span text:style-name="T2"><text:s text:c="2"/>H.MeJu: <text:s text:c="6"/>8.235</text:span></text:p>
      <text:p text:style-name="P2"><text:span text:style-name="T2"><text:s text:c="2"/>H.MeSa: <text:s text:c="6"/>293.472</text:span></text:p>
      <text:p text:style-name="P2"><text:span text:style-name="T2"><text:s text:c="2"/>H.VeEa: <text:s text:c="6"/>167.857</text:span></text:p>
      <text:p text:style-name="P2"><text:span text:style-name="T2"><text:s text:c="2"/>H.VeMa: <text:s text:c="6"/>1.258</text:span></text:p>
      <text:p text:style-name="P2"><text:span text:style-name="T2"><text:s text:c="2"/>H.VeJu: <text:s text:c="6"/>318.884</text:span></text:p>
      <text:p text:style-name="P2"><text:span text:style-name="T2"><text:s text:c="2"/>H.VeSa: <text:s text:c="6"/>244.120</text:span></text:p>
      <text:p text:style-name="P2"><text:span text:style-name="T2"><text:s text:c="2"/>H.EaMa: <text:s text:c="6"/>193.401</text:span></text:p>
      <text:p text:style-name="P2"><text:span text:style-name="T2"><text:s text:c="2"/>H.EaJu: <text:s text:c="6"/>151.027</text:span></text:p>
      <text:p text:style-name="P2"><text:span text:style-name="T2"><text:s text:c="2"/>H.EaSa: <text:s text:c="6"/>76.263</text:span></text:p>
      <text:p text:style-name="P2"><text:span text:style-name="T2"><text:s text:c="2"/>H.MaJu: <text:s text:c="6"/>317.625</text:span></text:p>
      <text:p text:style-name="P2"><text:span text:style-name="T2"><text:s text:c="2"/>H.MaSa: <text:s text:c="6"/>242.862</text:span></text:p>
      <text:p text:style-name="P2"><text:span text:style-name="T2"><text:s text:c="2"/>H.JuSa: <text:s text:c="6"/>285.237</text:span></text:p>
      <text:p text:style-name="P2"><text:span text:style-name="T2"/></text:p>
      <text:p text:style-name="P2"><text:span text:style-name="T2">For datetime: Sat 1928-06-09 12:00:00 EST-0500, location: New York City</text:span></text:p>
      <text:p text:style-name="P2"><text:span text:style-name="T2"><text:s text:c="2"/>G.Moon: <text:s text:c="6"/>329.506</text:span></text:p>
      <text:p text:style-name="P2"><text:span text:style-name="T2"><text:s text:c="2"/>G.MoSu: <text:s text:c="6"/>250.926 <text:s text:c="3"/>Phase (of max 30): 20.91</text:span></text:p>
      <text:p text:style-name="P2"><text:soft-page-break/><text:span text:style-name="T2"><text:s text:c="2"/>G.Sun: <text:s text:c="7"/>78.580</text:span></text:p>
      <text:p text:style-name="P2"><text:span text:style-name="T2"><text:s text:c="2"/>G.Mercury: <text:s text:c="3"/>100.674</text:span></text:p>
      <text:p text:style-name="P2"><text:span text:style-name="T2"><text:s text:c="2"/>G.Venus: <text:s text:c="5"/>72.585</text:span></text:p>
      <text:p text:style-name="P2"><text:span text:style-name="T2"><text:s text:c="2"/>G.Mars: <text:s text:c="6"/>17.833</text:span></text:p>
      <text:p text:style-name="P2"><text:span text:style-name="T2"><text:s text:c="2"/>G.Jupiter: <text:s text:c="3"/>31.121</text:span></text:p>
      <text:p text:style-name="P2"><text:span text:style-name="T2"><text:s text:c="2"/>G.Saturn: <text:s text:c="4"/>255.622</text:span></text:p>
      <text:p text:style-name="P2"><text:span text:style-name="T2"><text:s text:c="2"/>G.TrueNorthNode: 69.467</text:span></text:p>
      <text:p text:style-name="P2"><text:span text:style-name="T2"/></text:p>
      <text:p text:style-name="P2"><text:span text:style-name="T2"><text:s text:c="2"/>H.Mercury: <text:s text:c="3"/>221.834</text:span></text:p>
      <text:p text:style-name="P2"><text:span text:style-name="T2"><text:s text:c="2"/>H.Venus: <text:s text:c="5"/>64.130</text:span></text:p>
      <text:p text:style-name="P2"><text:span text:style-name="T2"><text:s text:c="2"/>H.Earth: <text:s text:c="5"/>258.580</text:span></text:p>
      <text:p text:style-name="P2"><text:span text:style-name="T2"><text:s text:c="2"/>H.Mars: <text:s text:c="6"/>337.935</text:span></text:p>
      <text:p text:style-name="P2"><text:span text:style-name="T2"><text:s text:c="2"/>H.Jupiter: <text:s text:c="3"/>22.432</text:span></text:p>
      <text:p text:style-name="P2"><text:span text:style-name="T2"><text:s text:c="2"/>H.Saturn: <text:s text:c="4"/>255.921</text:span></text:p>
      <text:p text:style-name="P2"><text:span text:style-name="T2"><text:s text:c="2"/>H.MeVe: <text:s text:c="6"/>157.704</text:span></text:p>
      <text:p text:style-name="P2"><text:span text:style-name="T2"><text:s text:c="2"/>H.MeEa: <text:s text:c="6"/>323.254</text:span></text:p>
      <text:p text:style-name="P2"><text:span text:style-name="T2"><text:s text:c="2"/>H.MeMa: <text:s text:c="6"/>243.900</text:span></text:p>
      <text:p text:style-name="P2"><text:span text:style-name="T2"><text:s text:c="2"/>H.MeJu: <text:s text:c="6"/>199.402</text:span></text:p>
      <text:p text:style-name="P2"><text:span text:style-name="T2"><text:s text:c="2"/>H.MeSa: <text:s text:c="6"/>325.913</text:span></text:p>
      <text:p text:style-name="P2"><text:span text:style-name="T2"><text:s text:c="2"/>H.VeEa: <text:s text:c="6"/>165.551</text:span></text:p>
      <text:p text:style-name="P2"><text:span text:style-name="T2"><text:s text:c="2"/>H.VeMa: <text:s text:c="6"/>86.196</text:span></text:p>
      <text:p text:style-name="P2"><text:span text:style-name="T2"><text:s text:c="2"/>H.VeJu: <text:s text:c="6"/>41.698</text:span></text:p>
      <text:p text:style-name="P2"><text:span text:style-name="T2"><text:s text:c="2"/>H.VeSa: <text:s text:c="6"/>168.209</text:span></text:p>
      <text:p text:style-name="P2"><text:span text:style-name="T2"><text:s text:c="2"/>H.EaMa: <text:s text:c="6"/>280.645</text:span></text:p>
      <text:p text:style-name="P2"><text:span text:style-name="T2"><text:s text:c="2"/>H.EaJu: <text:s text:c="6"/>236.147</text:span></text:p>
      <text:p text:style-name="P2"><text:span text:style-name="T2"><text:s text:c="2"/>H.EaSa: <text:s text:c="6"/>2.658</text:span></text:p>
      <text:p text:style-name="P2"><text:span text:style-name="T2"><text:s text:c="2"/>H.MaJu: <text:s text:c="6"/>315.502</text:span></text:p>
      <text:p text:style-name="P2"><text:span text:style-name="T2"><text:s text:c="2"/>H.MaSa: <text:s text:c="6"/>82.013</text:span></text:p>
      <text:p text:style-name="P2"><text:span text:style-name="T2"><text:s text:c="2"/>H.JuSa: <text:s text:c="6"/>126.511</text:span></text:p>
      <text:p text:style-name="P2"><text:span text:style-name="T2"/></text:p>
      <text:p text:style-name="P2"><text:span text:style-name="T2">Between datetime: Fri 1917-04-06 12:00:00 EST-0500, location: New York City and </text:span></text:p>
      <text:p text:style-name="P2"><text:span text:style-name="T2"><text:s text:c="8"/>datetime: Sat 1928-06-09 12:00:00 EST-0500, location: New York City</text:span></text:p>
      <text:p text:style-name="P2"><text:span text:style-name="T2"><text:s text:c="2"/>Diff calendar days: 4082 days, 0:00:00</text:span></text:p>
      <text:p text:style-name="P2"><text:span text:style-name="T2"><text:s text:c="2"/>Diff G.Moon: <text:s text:c="4"/>53783.239 <text:s text:c="3"/>or <text:s text:c="2"/>149 rev + 143.239 deg</text:span></text:p>
      <text:p text:style-name="P2"><text:span text:style-name="T2"><text:s text:c="2"/>Diff G.MoSu: <text:s text:c="4"/>49760.983 <text:s text:c="3"/>or <text:s text:c="2"/>138 rev + <text:s/>80.983 deg <text:s text:c="4"/>PhaseCountTotal: 4146.75, Phase (of max 30): 6.75</text:span></text:p>
      <text:p text:style-name="P2"><text:span text:style-name="T2"><text:s text:c="2"/>Diff G.Sun: <text:s text:c="6"/>4022.256 <text:s text:c="3"/>or <text:s text:c="3"/>11 rev + <text:s/>62.256 deg</text:span></text:p>
      <text:p text:style-name="P2"><text:span text:style-name="T2"><text:s text:c="2"/>Diff G.Mercury: <text:s text:c="2"/>4035.774 <text:s text:c="3"/>or <text:s text:c="3"/>11 rev + <text:s/>75.774 deg</text:span></text:p>
      <text:p text:style-name="P2"><text:span text:style-name="T2"><text:s text:c="2"/>Diff G.Venus: <text:s text:c="4"/>4021.358 <text:s text:c="3"/>or <text:s text:c="3"/>11 rev + <text:s/>61.358 deg</text:span></text:p>
      <text:p text:style-name="P2"><text:span text:style-name="T2"><text:s text:c="2"/>Diff G.Mars: <text:s text:c="5"/>2169.317 <text:s text:c="3"/>or <text:s text:c="4"/>6 rev + <text:s text:c="2"/>9.317 deg</text:span></text:p>
      <text:p text:style-name="P2"><text:span text:style-name="T2"><text:s text:c="2"/>Diff G.Jupiter: <text:s text:c="3"/>350.552 <text:s text:c="3"/>or <text:s text:c="4"/>0 rev + 350.552 deg</text:span></text:p>
      <text:p text:style-name="P2"><text:span text:style-name="T2"><text:s text:c="2"/>Diff G.Saturn: <text:s text:c="4"/>141.842 <text:s text:c="3"/>or <text:s text:c="4"/>0 rev + 141.842 deg</text:span></text:p>
      <text:p text:style-name="P2"><text:span text:style-name="T2"><text:s text:c="2"/>Diff G.TrueNorthNode: <text:s/>-1295.753 <text:s text:c="3"/>or <text:s text:c="3"/>-4 rev + 144.247 deg</text:span></text:p>
      <text:p text:style-name="P2"><text:span text:style-name="T2"/></text:p>
      <text:p text:style-name="P2"><text:span text:style-name="T2"><text:s text:c="2"/>Diff H.Mercury: <text:s/>16728.302 <text:s text:c="3"/>or <text:s text:c="3"/>46 rev + 168.302 deg</text:span></text:p>
      <text:p text:style-name="P2"><text:span text:style-name="T2"><text:s text:c="2"/>Diff H.Venus: <text:s text:c="4"/>6539.950 <text:s text:c="3"/>or <text:s text:c="3"/>18 rev + <text:s/>59.950 deg</text:span></text:p>
      <text:p text:style-name="P2"><text:span text:style-name="T2"><text:s text:c="2"/>Diff H.Earth: <text:s text:c="4"/>4022.256 <text:s text:c="3"/>or <text:s text:c="3"/>11 rev + <text:s/>62.256 deg</text:span></text:p>
      <text:p text:style-name="P2"><text:span text:style-name="T2"><text:s text:c="2"/>Diff H.Mars: <text:s text:c="5"/>2135.012 <text:s text:c="3"/>or <text:s text:c="4"/>5 rev + 335.012 deg</text:span></text:p>
      <text:p text:style-name="P2"><text:span text:style-name="T2"><text:s text:c="2"/>Diff H.Jupiter: <text:s text:c="3"/>337.135 <text:s text:c="3"/>or <text:s text:c="4"/>0 rev + 337.135 deg</text:span></text:p>
      <text:p text:style-name="P2"><text:span text:style-name="T2"><text:s text:c="2"/>Diff H.Saturn: <text:s text:c="4"/>135.861 <text:s text:c="3"/>or <text:s text:c="4"/>0 rev + 135.861 deg</text:span></text:p>
      <text:p text:style-name="P2"><text:span text:style-name="T2"><text:s text:c="2"/>Diff H.MeVe: <text:s text:c="4"/>10188.352 <text:s text:c="3"/>or <text:s text:c="3"/>28 rev + 108.352 deg</text:span></text:p>
      <text:p text:style-name="P2"><text:span text:style-name="T2"><text:s text:c="2"/>Diff H.MeEa: <text:s text:c="4"/>12706.046 <text:s text:c="3"/>or <text:s text:c="3"/>35 rev + 106.046 deg</text:span></text:p>
      <text:p text:style-name="P2"><text:span text:style-name="T2"><text:s text:c="2"/>Diff H.MeMa: <text:s text:c="4"/>14593.289 <text:s text:c="3"/>or <text:s text:c="3"/>40 rev + 193.289 deg</text:span></text:p>
      <text:p text:style-name="P2"><text:span text:style-name="T2"><text:s text:c="2"/>Diff H.MeJu: <text:s text:c="4"/>16391.166 <text:s text:c="3"/>or <text:s text:c="3"/>45 rev + 191.166 deg</text:span></text:p>
      <text:p text:style-name="P2"><text:span text:style-name="T2"><text:s text:c="2"/>Diff H.MeSa: <text:s text:c="4"/>16592.441 <text:s text:c="3"/>or <text:s text:c="3"/>46 rev + <text:s/>32.441 deg</text:span></text:p>
      <text:p text:style-name="P2"><text:span text:style-name="T2"><text:s text:c="2"/>Diff H.VeEa: <text:s text:c="5"/>2517.694 <text:s text:c="3"/>or <text:s text:c="4"/>6 rev + 357.694 deg</text:span></text:p>
      <text:p text:style-name="P2"><text:span text:style-name="T2"><text:s text:c="2"/>Diff H.VeMa: <text:s text:c="5"/>4404.937 <text:s text:c="3"/>or <text:s text:c="3"/>12 rev + <text:s/>84.937 deg</text:span></text:p>
      <text:p text:style-name="P2"><text:span text:style-name="T2"><text:s text:c="2"/>Diff H.VeJu: <text:s text:c="5"/>6202.814 <text:s text:c="3"/>or <text:s text:c="3"/>17 rev + <text:s/>82.814 deg</text:span></text:p>
      <text:p text:style-name="P2"><text:span text:style-name="T2"><text:s text:c="2"/>Diff H.VeSa: <text:s text:c="5"/>6404.089 <text:s text:c="3"/>or <text:s text:c="3"/>17 rev + 284.089 deg</text:span></text:p>
      <text:p text:style-name="P2"><text:span text:style-name="T2"><text:s text:c="2"/>Diff H.EaMa: <text:s text:c="5"/>1887.244 <text:s text:c="3"/>or <text:s text:c="4"/>5 rev + <text:s/>87.244 deg</text:span></text:p>
      <text:p text:style-name="P2"><text:soft-page-break/><text:span text:style-name="T2"><text:s text:c="2"/>Diff H.EaJu: <text:s text:c="5"/>3685.121 <text:s text:c="3"/>or <text:s text:c="3"/>10 rev + <text:s/>85.121 deg</text:span></text:p>
      <text:p text:style-name="P2"><text:span text:style-name="T2"><text:s text:c="2"/>Diff H.EaSa: <text:s text:c="5"/>3886.395 <text:s text:c="3"/>or <text:s text:c="3"/>10 rev + 286.395 deg</text:span></text:p>
      <text:p text:style-name="P2"><text:span text:style-name="T2"><text:s text:c="2"/>Diff H.MaJu: <text:s text:c="5"/>1797.877 <text:s text:c="3"/>or <text:s text:c="4"/>4 rev + 357.877 deg</text:span></text:p>
      <text:p text:style-name="P2"><text:span text:style-name="T2"><text:s text:c="2"/>Diff H.MaSa: <text:s text:c="5"/>1999.151 <text:s text:c="3"/>or <text:s text:c="4"/>5 rev + 199.151 deg</text:span></text:p>
      <text:p text:style-name="P2"><text:span text:style-name="T2"><text:s text:c="2"/>Diff H.JuSa: <text:s text:c="6"/>201.274 <text:s text:c="3"/>or <text:s text:c="4"/>0 rev + 201.274 deg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4-08-26T19:35:34</meta:creation-date>
    <dc:date>2014-08-26T19:53:41</dc:date>
    <dc:creator>Ryan </dc:creator>
    <meta:editing-duration>PT8M2S</meta:editing-duration>
    <meta:editing-cycles>2</meta:editing-cycles>
    <meta:generator>LibreOffice/3.6$Linux_X86_64 LibreOffice_project/360m1$Build-304</meta:generator>
    <meta:document-statistic meta:table-count="0" meta:image-count="0" meta:object-count="0" meta:page-count="3" meta:paragraph-count="114" meta:word-count="635" meta:character-count="4753" meta:non-whitespace-character-count="3191"/>
  </office:meta>
</office:document-meta>
</file>